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053cm" fo:margin-left="0cm" fo:margin-top="0cm" fo:margin-bottom="0cm" table:align="left" style:writing-mode="lr-tb"/>
    </style:style>
    <style:style style:name="Tableau1.A" style:family="table-column">
      <style:table-column-properties style:column-width="13.05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002cm" fo:margin-left="-0.191cm" fo:margin-top="0cm" fo:margin-bottom="0cm" table:align="left" style:writing-mode="lr-tb"/>
    </style:style>
    <style:style style:name="Tableau2.A" style:family="table-column">
      <style:table-column-properties style:column-width="2.921cm"/>
    </style:style>
    <style:style style:name="Tableau2.B" style:family="table-column">
      <style:table-column-properties style:column-width="13.079cm"/>
    </style:style>
    <style:style style:name="Tableau2.1" style:family="table-row">
      <style:table-row-properties style:row-height="0.102cm"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-left="none" fo:border-right="none" fo:border-top="0.009cm solid #bfbfbf" fo:border-bottom="0.009cm solid #bfbfbf"/>
    </style:style>
    <style:style style:name="Tableau2.2" style:family="table-row">
      <style:table-row-properties style:min-row-height="0.54cm" style:keep-together="true" fo:keep-together="auto"/>
    </style:style>
    <style:style style:name="Tableau2.A2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383cm" fo:margin-left="0cm" fo:margin-top="0cm" fo:margin-bottom="0cm" table:align="left" style:writing-mode="lr-tb"/>
    </style:style>
    <style:style style:name="Tableau3.A" style:family="table-column">
      <style:table-column-properties style:column-width="16.383cm"/>
    </style:style>
    <style:style style:name="Tableau3.1" style:family="table-row">
      <style:table-row-properties style:min-row-height="1.616cm"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6.002cm" fo:margin-left="-0.191cm" fo:margin-top="0cm" fo:margin-bottom="0cm" table:align="left" style:writing-mode="lr-tb"/>
    </style:style>
    <style:style style:name="Tableau4.A" style:family="table-column">
      <style:table-column-properties style:column-width="15.99cm"/>
    </style:style>
    <style:style style:name="Tableau4.1" style:family="table-row">
      <style:table-row-properties style:row-height="0.102cm" style:keep-together="true" fo:keep-together="auto"/>
    </style:style>
    <style:style style:name="Tableau4.A1" style:family="table-cell">
      <style:table-cell-properties fo:padding-left="0.191cm" fo:padding-right="0.191cm" fo:padding-top="0cm" fo:padding-bottom="0cm" fo:border-left="none" fo:border-right="none" fo:border-top="0.009cm solid #bfbfbf" fo:border-bottom="0.009cm solid #bfbfbf"/>
    </style:style>
    <style:style style:name="Tableau4.2" style:family="table-row">
      <style:table-row-properties style:keep-together="true" fo:keep-together="auto"/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6.581cm" fo:margin-left="0cm" fo:margin-top="0cm" fo:margin-bottom="0cm" table:align="left" style:writing-mode="lr-tb"/>
    </style:style>
    <style:style style:name="Tableau5.A" style:family="table-column">
      <style:table-column-properties style:column-width="4.276cm"/>
    </style:style>
    <style:style style:name="Tableau5.B" style:family="table-column">
      <style:table-column-properties style:column-width="4.013cm"/>
    </style:style>
    <style:style style:name="Tableau5.C" style:family="table-column">
      <style:table-column-properties style:column-width="8.29cm"/>
    </style:style>
    <style:style style:name="Tableau5.1" style:family="table-row">
      <style:table-row-properties style:min-row-height="1.443cm" style:keep-together="true" fo:keep-together="auto"/>
    </style:style>
    <style:style style:name="Tableau5.A1" style:family="table-cell">
      <style:table-cell-properties fo:padding-left="0.191cm" fo:padding-right="0.191cm" fo:padding-top="0cm" fo:padding-bottom="0cm" fo:border="none"/>
    </style:style>
    <style:style style:name="Tableau5.2" style:family="table-row">
      <style:table-row-properties style:min-row-height="0.295cm" style:keep-together="true" fo:keep-together="auto"/>
    </style:style>
    <style:style style:name="Tableau6" style:family="table">
      <style:table-properties style:width="16.002cm" fo:margin-left="-0.191cm" fo:margin-top="0cm" fo:margin-bottom="0cm" table:align="left" style:writing-mode="lr-tb"/>
    </style:style>
    <style:style style:name="Tableau6.A" style:family="table-column">
      <style:table-column-properties style:column-width="15.99cm"/>
    </style:style>
    <style:style style:name="Tableau6.1" style:family="table-row">
      <style:table-row-properties style:row-height="0.102cm" style:keep-together="true" fo:keep-together="auto"/>
    </style:style>
    <style:style style:name="Tableau6.A1" style:family="table-cell">
      <style:table-cell-properties fo:padding-left="0.191cm" fo:padding-right="0.191cm" fo:padding-top="0cm" fo:padding-bottom="0cm" fo:border-left="none" fo:border-right="none" fo:border-top="0.009cm solid #bfbfbf" fo:border-bottom="0.009cm solid #bfbfbf"/>
    </style:style>
    <style:style style:name="Tableau6.2" style:family="table-row">
      <style:table-row-properties style:keep-together="true" fo:keep-together="auto"/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369cm" fo:margin-left="0cm" fo:margin-top="0cm" fo:margin-bottom="0cm" table:align="left" style:writing-mode="lr-tb"/>
    </style:style>
    <style:style style:name="Tableau7.A" style:family="table-column">
      <style:table-column-properties style:column-width="5.459cm"/>
    </style:style>
    <style:style style:name="Tableau7.B" style:family="table-column">
      <style:table-column-properties style:column-width="10.908cm"/>
    </style:style>
    <style:style style:name="Tableau7.1" style:family="table-row">
      <style:table-row-properties style:min-row-height="1.522cm"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7.2" style:family="table-row">
      <style:table-row-properties style:min-row-height="0.436cm" style:keep-together="true" fo:keep-together="auto"/>
    </style:style>
    <style:style style:name="Tableau8" style:family="table">
      <style:table-properties style:width="16.002cm" fo:margin-left="-0.191cm" fo:margin-top="0cm" fo:margin-bottom="0cm" table:align="left" style:writing-mode="lr-tb"/>
    </style:style>
    <style:style style:name="Tableau8.A" style:family="table-column">
      <style:table-column-properties style:column-width="15.99cm"/>
    </style:style>
    <style:style style:name="Tableau8.1" style:family="table-row">
      <style:table-row-properties style:row-height="0.102cm" style:keep-together="true" fo:keep-together="auto"/>
    </style:style>
    <style:style style:name="Tableau8.A1" style:family="table-cell">
      <style:table-cell-properties fo:padding-left="0.191cm" fo:padding-right="0.191cm" fo:padding-top="0cm" fo:padding-bottom="0cm" fo:border-left="none" fo:border-right="none" fo:border-top="0.009cm solid #bfbfbf" fo:border-bottom="0.009cm solid #bfbfbf"/>
    </style:style>
    <style:style style:name="Tableau8.2" style:family="table-row">
      <style:table-row-properties style:keep-together="true" fo:keep-together="auto"/>
    </style:style>
    <style:style style:name="Tableau8.A2" style:family="table-cell">
      <style:table-cell-properties fo:padding-left="0.191cm" fo:padding-right="0.191cm" fo:padding-top="0cm" fo:padding-bottom="0cm" fo:border="none"/>
    </style:style>
    <style:style style:name="Tableau9" style:family="table">
      <style:table-properties style:width="11.712cm" fo:margin-left="0cm" fo:margin-top="0cm" fo:margin-bottom="0cm" table:align="left" style:writing-mode="lr-tb"/>
    </style:style>
    <style:style style:name="Tableau9.A" style:family="table-column">
      <style:table-column-properties style:column-width="2.847cm"/>
    </style:style>
    <style:style style:name="Tableau9.B" style:family="table-column">
      <style:table-column-properties style:column-width="8.864cm"/>
    </style:style>
    <style:style style:name="Tableau9.1" style:family="table-row">
      <style:table-row-properties style:min-row-height="0.723cm" style:keep-together="true" fo:keep-together="auto"/>
    </style:style>
    <style:style style:name="Tableau9.A1" style:family="table-cell">
      <style:table-cell-properties fo:padding-left="0.191cm" fo:padding-right="0.191cm" fo:padding-top="0cm" fo:padding-bottom="0cm" fo:border="none"/>
    </style:style>
    <style:style style:name="Tableau9.2" style:family="table-row">
      <style:table-row-properties style:min-row-height="0.753cm" style:keep-together="true" fo:keep-together="auto"/>
    </style:style>
    <style:style style:name="Tableau10" style:family="table">
      <style:table-properties style:width="16.002cm" fo:margin-left="-0.191cm" fo:margin-top="0cm" fo:margin-bottom="0cm" table:align="left" style:writing-mode="lr-tb"/>
    </style:style>
    <style:style style:name="Tableau10.A" style:family="table-column">
      <style:table-column-properties style:column-width="11.71cm"/>
    </style:style>
    <style:style style:name="Tableau10.B" style:family="table-column">
      <style:table-column-properties style:column-width="4.29cm"/>
    </style:style>
    <style:style style:name="Tableau10.1" style:family="table-row">
      <style:table-row-properties style:row-height="0.102cm" style:keep-together="true" fo:keep-together="auto"/>
    </style:style>
    <style:style style:name="Tableau10.A1" style:family="table-cell">
      <style:table-cell-properties fo:padding-left="0.191cm" fo:padding-right="0.191cm" fo:padding-top="0cm" fo:padding-bottom="0cm" fo:border-left="none" fo:border-right="none" fo:border-top="0.009cm solid #bfbfbf" fo:border-bottom="0.009cm solid #bfbfbf"/>
    </style:style>
    <style:style style:name="Tableau10.2" style:family="table-row">
      <style:table-row-properties style:keep-together="true" fo:keep-together="auto"/>
    </style:style>
    <style:style style:name="Tableau10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0.106cm"/>
      <style:text-properties fo:font-size="3pt" style:font-size-asian="3pt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List_20_Bullet" style:list-style-name="">
      <style:paragraph-properties fo:margin-left="0.178cm" fo:margin-right="1.016cm" fo:text-indent="-0.178cm" style:auto-text-indent="false"/>
    </style:style>
    <style:style style:name="P4" style:family="paragraph" style:parent-style-name="List_20_Bullet" style:list-style-name="">
      <style:paragraph-properties fo:margin-left="0.178cm" fo:margin-right="1.016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uenebem syriaque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A2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Informations_20_de_20_contact">(1 rue Henriette Dumuin) , (80000 )(,Amiens ), (07 51 26 63 09) , (guenebem@gmail.com)</text:p>
                </table:table-cell>
              </table:table-row>
            </table:table>
            <text:p text:style-name="Informations_20_de_20_contact"/>
          </table:table-cell>
        </table:table-row>
      </table:table>
      <text:p text:style-name="Titre_20_de_20_section"><text:span text:style-name="T2">Synthèse</text:spa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"/>
          </table:table-cell>
          <table:table-cell table:style-name="Tableau4.A1" table:number-columns-spanned="0" office:value-type="string">
            <text:p text:style-name="P1"/>
          </table:table-cell>
        </table:table-row>
        <table:table-row table:style-name="Tableau4.2">
          <table:table-cell table:style-name="Tableau4.A2" office:value-type="string"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Standard">Programmeur de logiciel informatique, membre du parti politique le plus populaire en république centrafricaine et assistant de la plate forme d'opposition du pays (COD20) .Connaissance en économie . </text:p>
                </table:table-cell>
              </table:table-row>
            </table:table>
            <text:p text:style-name="Standard"/>
          </table:table-cell>
          <table:table-cell table:style-name="Tableau4.A2" table:number-columns-spanned="0" office:value-type="string">
            <text:p text:style-name="Standard"/>
          </table:table-cell>
        </table:table-row>
      </table:table>
      <text:p text:style-name="Titre_20_de_20_section">Compétences informatiques<text:bookmark text:name="_GoBack"/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"/>
          </table:table-cell>
          <table:table-cell table:style-name="Tableau6.A1" table:number-columns-spanned="0" office:value-type="string">
            <text:p text:style-name="P1"/>
          </table:table-cell>
        </table:table-row>
        <table:table-row table:style-name="Tableau6.2">
          <table:table-cell table:style-name="Tableau6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 table:style-name="Tableau5.1">
                <table:table-cell table:style-name="Tableau5.A1" office:value-type="string">
                  <text:p text:style-name="Standard">Langues</text:p>
                </table:table-cell>
                <table:table-cell table:style-name="Tableau5.A1" table:number-columns-spanned="2" office:value-type="string">
                  <text:p text:style-name="Standard">•Français ,Anglais , sango, japonais</text:p>
                </table:table-cell>
                <table:covered-table-cell/>
              </table:table-row>
              <table:table-row table:style-name="Tableau5.2">
                <table:table-cell table:style-name="Tableau5.A1" table:number-columns-spanned="2" office:value-type="string">
                  <text:p text:style-name="Standard">Logiciel</text:p>
                </table:table-cell>
                <table:covered-table-cell/>
                <table:table-cell table:style-name="Tableau5.A1" office:value-type="string">
                  <text:p text:style-name="Standard">•Sous l’onglet Création du ruban, naviguez parmi les galeries de thèmes, de couleurs et de polices pour obtenir un look personnalisé d’un clic.</text:p>
                </table:table-cell>
              </table:table-row>
            </table:table>
            <text:p text:style-name="Standard"/>
          </table:table-cell>
          <table:table-cell table:style-name="Tableau6.A2" table:number-columns-spanned="0" office:value-type="string">
            <text:p text:style-name="P3"/>
          </table:table-cell>
        </table:table-row>
        <table:table-row table:style-name="Tableau6.2">
          <table:table-cell table:style-name="Tableau6.A2" office:value-type="string">
            <text:p text:style-name="Standard"/>
          </table:table-cell>
          <table:table-cell table:style-name="Tableau6.A2" table:number-columns-spanned="0" office:value-type="string">
            <text:p text:style-name="P4"/>
          </table:table-cell>
        </table:table-row>
      </table:table>
      <text:p text:style-name="Titre_20_de_20_section">Expérience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"/>
          </table:table-cell>
          <table:table-cell table:style-name="Tableau8.A1" table:number-columns-spanned="0" office:value-type="string">
            <text:p text:style-name="P1"/>
          </table:table-cell>
        </table:table-row>
        <table:table-row table:style-name="Tableau8.2">
          <table:table-cell table:style-name="Tableau8.A2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office:value-type="string">
                  <text:p text:style-name="Date">[Dates]</text:p>
                </table:table-cell>
                <table:table-cell table:style-name="Tableau7.A1" office:value-type="string">
                  <text:p text:style-name="Date">[Fonction], <text:s/>[Société]</text:p>
                  <text:p text:style-name="Date">•Décrivez ici vos principales responsabilités et vos réalisations.</text:p>
                </table:table-cell>
              </table:table-row>
              <table:table-row table:style-name="Tableau7.2">
                <table:table-cell table:style-name="Tableau7.A1" office:value-type="string">
                  <text:p text:style-name="Date">[Dates]</text:p>
                </table:table-cell>
                <table:table-cell table:style-name="Tableau7.A1" office:value-type="string">
                  <text:p text:style-name="Date">[Fonction], <text:s/>[Société]</text:p>
                  <text:p text:style-name="Date">•Décrivez ici vos principales responsabilités et vos réalisations.</text:p>
                </table:table-cell>
              </table:table-row>
            </table:table>
            <text:p text:style-name="Date"/>
          </table:table-cell>
          <table:table-cell table:style-name="Tableau8.A2" table:number-columns-spanned="0" office:value-type="string">
            <text:p text:style-name="P4"/>
          </table:table-cell>
        </table:table-row>
        <table:table-row table:style-name="Tableau8.2">
          <table:table-cell table:style-name="Tableau8.A2" office:value-type="string">
            <text:p text:style-name="Date"/>
          </table:table-cell>
          <table:table-cell table:style-name="Tableau8.A2" table:number-columns-spanned="0" office:value-type="string">
            <text:p text:style-name="P4"/>
          </table:table-cell>
        </table:table-row>
      </table:table>
      <text:p text:style-name="Titre_20_de_20_section">Formation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"/>
          </table:table-cell>
          <table:table-cell table:style-name="Tableau10.A1" office:value-type="string">
            <text:p text:style-name="P1"/>
          </table:table-cell>
        </table:table-row>
        <table:table-row table:style-name="Tableau10.2">
          <table:table-cell table:style-name="Tableau10.A2" office:value-type="string">
            <table:table table:name="Tableau9" table:style-name="Tableau9">
              <table:table-column table:style-name="Tableau9.A"/>
              <table:table-column table:style-name="Tableau9.B"/>
              <table:table-row table:style-name="Tableau9.1">
                <table:table-cell table:style-name="Tableau9.A1" office:value-type="string">
                  <text:p text:style-name="Date">[Dates]<text:tab/></text:p>
                </table:table-cell>
                <table:table-cell table:style-name="Tableau9.A1" office:value-type="string">
                  <text:p text:style-name="Date"/>
                </table:table-cell>
              </table:table-row>
              <table:table-row table:style-name="Tableau9.2">
                <table:table-cell table:style-name="Tableau9.A1" office:value-type="string">
                  <text:p text:style-name="Date">[Dates]<text:tab/></text:p>
                </table:table-cell>
                <table:table-cell table:style-name="Tableau9.A1" office:value-type="string">
                  <text:p text:style-name="Date">Diplôme obtenu], <text:s/>[Établissement]</text:p>
                </table:table-cell>
              </table:table-row>
            </table:table>
            <text:p text:style-name="Date"/>
          </table:table-cell>
          <table:table-cell table:style-name="Tableau10.A2" office:value-type="string">
            <text:p text:style-name="Sous-section"/>
          </table:table-cell>
        </table:table-row>
        <table:table-row table:style-name="Tableau10.2">
          <table:table-cell table:style-name="Tableau10.A2" office:value-type="string">
            <text:p text:style-name="Date"/>
          </table:table-cell>
          <table:table-cell table:style-name="Tableau10.A2" office:value-type="string">
            <text:p text:style-name="Sous-section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fo:font-size="9.5pt" fo:language="fr" fo:country="FR" style:font-size-asian="9.5pt" style:language-asian="fr" style:country-asian="FR" style:font-size-complex="10pt" style:language-complex="ar" style:country-complex="SA"/>
    </style:default-style>
    <style:default-style style:family="paragraph">
      <style:paragraph-properties fo:margin-left="0cm" fo:margin-right="1.016cm" fo:margin-top="0cm" fo:margin-bottom="0.176cm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fo:color="#595959" style:font-name="Calibri" fo:font-size="9.5pt" fo:language="fr" fo:country="FR" style:font-name-asian="SimSun" style:font-size-asian="9.5pt" style:language-asian="fr" style:country-asian="FR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85%" fo:text-align="start" style:justify-single-word="false"/>
      <style:text-properties fo:text-transform="uppercase" fo:color="#858585" style:font-name="Calibri" fo:font-size="32pt" fo:font-weight="bold" style:letter-kerning="true" style:font-size-asian="32pt" style:font-weight-asian="bold" style:font-name-complex="F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_20_de_20_section" style:display-name="Titre de section" style:family="paragraph" style:parent-style-name="Standard" style:default-outline-level="" style:list-style-name="">
      <style:paragraph-properties fo:margin-top="1.129cm" fo:margin-bottom="0cm" fo:line-height="90%"/>
      <style:text-properties fo:text-transform="uppercase" fo:color="#7f7f7f" style:font-name="Calibri" fo:font-size="13pt" style:font-size-asian="13pt" style:font-name-complex="F"/>
    </style:style>
    <style:style style:name="List_20_Bullet" style:display-name="List Bullet" style:family="paragraph" style:parent-style-name="Standard" style:default-outline-level="" style:list-style-name=""/>
    <style:style style:name="Sous-section" style:family="paragraph" style:parent-style-name="Standard" style:default-outline-level="" style:list-style-name="">
      <style:paragraph-properties fo:margin-top="0cm" fo:margin-bottom="0.212cm"/>
      <style:text-properties fo:color="#000000"/>
    </style:style>
    <style:style style:name="Head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left="0cm" fo:margin-right="0cm" fo:margin-top="0cm" fo:margin-bottom="0cm" fo:text-align="end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ate" style:family="paragraph" style:parent-style-name="Standard" style:default-outline-level="" style:list-style-name="">
      <style:paragraph-properties fo:margin-left="0cm" fo:margin-right="0.254cm" fo:margin-top="0cm" fo:margin-bottom="0.212cm" fo:text-indent="0cm" style:auto-text-indent="false"/>
      <style:text-properties fo:color="#000000"/>
    </style:style>
    <style:style style:name="Informations_20_de_20_contact" style:display-name="Informations de contact" style:family="paragraph" style:parent-style-name="Standard" style:default-outline-level="" style:list-style-name="">
      <style:paragraph-properties fo:margin-top="0cm" fo:margin-bottom="0.635cm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858585" style:font-name="Calibri" fo:font-size="32pt" style:letter-kerning="true" style:font-size-asian="32pt" style:font-name-complex="F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>
      <style:text-properties fo:color="#000000"/>
    </style:style>
    <style:style style:name="Emphasis" style:family="text" style:parent-style-name="Default_20_Paragraph_20_Font">
      <style:text-properties fo:color="#404040"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794cm" fo:margin-right="2.79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794cm" fo:margin-right="2.79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Page <text:page-number text:select-page="current"/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14-06-24T06:24:00</meta:creation-date>
    <dc:date>2022-02-11T15:07:04.32</dc:date>
    <meta:editing-duration>P0D</meta:editing-duration>
    <meta:generator>OpenOffice/4.1.5$Win32 OpenOffice.org_project/415m1$Build-9789</meta:generator>
    <meta:document-statistic meta:table-count="10" meta:image-count="0" meta:object-count="0" meta:page-count="1" meta:paragraph-count="21" meta:word-count="112" meta:character-count="793"/>
    <dc:creator>YANMARU ZO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